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100000043578FA345D30837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bd3" officeooo:paragraph-rsid="00059bd3"/>
    </style:style>
    <style:style style:name="P2" style:family="paragraph" style:parent-style-name="Standard">
      <style:text-properties fo:font-weight="bold" officeooo:rsid="00059bd3" officeooo:paragraph-rsid="00059bd3" style:font-weight-asian="bold" style:font-weight-complex="bold"/>
    </style:style>
    <style:style style:name="P3" style:family="paragraph" style:parent-style-name="Standard">
      <style:text-properties fo:font-weight="normal" officeooo:rsid="00067778" officeooo:paragraph-rsid="00067778" style:font-weight-asian="normal" style:font-weight-complex="normal"/>
    </style:style>
    <style:style style:name="T1" style:family="text">
      <style:text-properties officeooo:rsid="00081d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ogle Cloud Platform</text:p>
      <text:p text:style-name="P2"/>
      <text:p text:style-name="P2"/>
      <text:p text:style-name="P3">Per fare deploy tramite github action è stato creato un service account github-actions con i seguenti ruoli assegnati <text:span text:style-name="T1">visibile dalla voce IAM:</text:span></text:p>
      <text:p text:style-name="P3"/>
      <text:p text:style-name="P3"/>
      <text:p text:style-name="P3"/>
      <text:p text:style-name="P3"><draw:frame draw:style-name="fr1" draw:name="Immagine1" text:anchor-type="char" svg:width="17cm" svg:height="1.512cm" draw:z-index="0"><draw:image xlink:href="Pictures/10000201000002F100000043578FA345D30837B6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8-16T16:55:06.053000000</dc:date>
    <meta:editing-duration>PT5M1S</meta:editing-duration>
    <meta:editing-cycles>5</meta:editing-cycles>
    <meta:document-statistic meta:table-count="0" meta:image-count="1" meta:object-count="0" meta:page-count="1" meta:paragraph-count="2" meta:word-count="25" meta:character-count="163" meta:non-whitespace-character-count="140"/>
  </office:meta>
</office:document-meta>
</file>